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9c8" officeooo:paragraph-rsid="000e49c8"/>
    </style:style>
    <style:style style:name="P2" style:family="paragraph" style:parent-style-name="Standard">
      <style:text-properties officeooo:rsid="000fb9b7" officeooo:paragraph-rsid="000fb9b7"/>
    </style:style>
    <style:style style:name="P3" style:family="paragraph" style:parent-style-name="Standard">
      <style:text-properties officeooo:rsid="000fb9b7" officeooo:paragraph-rsid="002a92ae"/>
    </style:style>
    <style:style style:name="P4" style:family="paragraph" style:parent-style-name="Standard">
      <style:text-properties officeooo:paragraph-rsid="000e49c8"/>
    </style:style>
    <style:style style:name="P5" style:family="paragraph" style:parent-style-name="Standard">
      <style:text-properties officeooo:rsid="00126ea7" officeooo:paragraph-rsid="00126ea7"/>
    </style:style>
    <style:style style:name="P6" style:family="paragraph" style:parent-style-name="Standard">
      <style:text-properties officeooo:rsid="00126ea7" officeooo:paragraph-rsid="0016a321"/>
    </style:style>
    <style:style style:name="P7" style:family="paragraph" style:parent-style-name="Standard">
      <style:text-properties officeooo:rsid="001337b5" officeooo:paragraph-rsid="0016a321"/>
    </style:style>
    <style:style style:name="P8" style:family="paragraph" style:parent-style-name="Standard">
      <style:text-properties officeooo:paragraph-rsid="0016a321"/>
    </style:style>
    <style:style style:name="P9" style:family="paragraph" style:parent-style-name="Standard">
      <style:text-properties officeooo:rsid="001a7637" officeooo:paragraph-rsid="001a7637"/>
    </style:style>
    <style:style style:name="P10" style:family="paragraph" style:parent-style-name="Standard">
      <style:text-properties officeooo:rsid="001e51c8" officeooo:paragraph-rsid="001e51c8"/>
    </style:style>
    <style:style style:name="P11" style:family="paragraph" style:parent-style-name="Standard">
      <style:text-properties officeooo:rsid="001fc842" officeooo:paragraph-rsid="001fc842"/>
    </style:style>
    <style:style style:name="P12" style:family="paragraph" style:parent-style-name="Standard">
      <style:text-properties officeooo:rsid="002c0e8e" officeooo:paragraph-rsid="002c0e8e"/>
    </style:style>
    <style:style style:name="P13" style:family="paragraph" style:parent-style-name="Standard">
      <style:text-properties officeooo:rsid="00317488" officeooo:paragraph-rsid="00317488"/>
    </style:style>
    <style:style style:name="P14" style:family="paragraph" style:parent-style-name="Standard">
      <style:text-properties officeooo:rsid="0035f58d" officeooo:paragraph-rsid="000fb9b7"/>
    </style:style>
    <style:style style:name="P15" style:family="paragraph" style:parent-style-name="Standard">
      <style:text-properties officeooo:rsid="0035f58d" officeooo:paragraph-rsid="0035f58d"/>
    </style:style>
    <style:style style:name="P16" style:family="paragraph" style:parent-style-name="Standard">
      <style:text-properties officeooo:rsid="0035f58d" officeooo:paragraph-rsid="003be36e"/>
    </style:style>
    <style:style style:name="P17" style:family="paragraph" style:parent-style-name="Standard">
      <style:text-properties officeooo:rsid="00371747" officeooo:paragraph-rsid="00371747"/>
    </style:style>
    <style:style style:name="P18" style:family="paragraph" style:parent-style-name="Standard">
      <style:text-properties officeooo:rsid="0037f35e" officeooo:paragraph-rsid="00371747"/>
    </style:style>
    <style:style style:name="P19" style:family="paragraph" style:parent-style-name="Standard">
      <style:text-properties officeooo:rsid="0037f35e" officeooo:paragraph-rsid="0037f35e"/>
    </style:style>
    <style:style style:name="P20" style:family="paragraph" style:parent-style-name="Standard">
      <style:text-properties officeooo:rsid="003cfded" officeooo:paragraph-rsid="003cfded"/>
    </style:style>
    <style:style style:name="P21" style:family="paragraph" style:parent-style-name="Standard">
      <style:text-properties officeooo:rsid="003f94fe" officeooo:paragraph-rsid="003f94fe"/>
    </style:style>
    <style:style style:name="P22" style:family="paragraph" style:parent-style-name="Standard">
      <style:text-properties officeooo:rsid="00402adf" officeooo:paragraph-rsid="00402adf"/>
    </style:style>
    <style:style style:name="P23" style:family="paragraph" style:parent-style-name="Standard">
      <style:text-properties officeooo:rsid="004296a1" officeooo:paragraph-rsid="004296a1"/>
    </style:style>
    <style:style style:name="P24" style:family="paragraph" style:parent-style-name="Standard">
      <style:text-properties officeooo:rsid="00443014" officeooo:paragraph-rsid="003e68e0"/>
    </style:style>
    <style:style style:name="P25" style:family="paragraph" style:parent-style-name="Standard">
      <style:text-properties officeooo:rsid="0067aa96" officeooo:paragraph-rsid="0067aa96"/>
    </style:style>
    <style:style style:name="P26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a7847" officeooo:paragraph-rsid="006a7847" fo:background-color="transparent"/>
    </style:style>
    <style:style style:name="P27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a7847" officeooo:paragraph-rsid="00764887" fo:background-color="transparent"/>
    </style:style>
    <style:style style:name="P28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1caa" officeooo:paragraph-rsid="006c1caa" fo:background-color="transparent"/>
    </style:style>
    <style:style style:name="P29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1caa" officeooo:paragraph-rsid="00764887" fo:background-color="transparent"/>
    </style:style>
    <style:style style:name="P30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d553" officeooo:paragraph-rsid="006cd553" fo:background-color="transparent"/>
    </style:style>
    <style:style style:name="P31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d553" officeooo:paragraph-rsid="00705907" fo:background-color="transparent"/>
    </style:style>
    <style:style style:name="P32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d553" officeooo:paragraph-rsid="00764887" fo:background-color="transparent"/>
    </style:style>
    <style:style style:name="P33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paragraph-rsid="006cd553"/>
    </style:style>
    <style:style style:name="P34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paragraph-rsid="00705907"/>
    </style:style>
    <style:style style:name="P35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paragraph-rsid="00764887"/>
    </style:style>
    <style:style style:name="P36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6cd553" fo:background-color="transparent"/>
    </style:style>
    <style:style style:name="P37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705907" fo:background-color="transparent"/>
    </style:style>
    <style:style style:name="P38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764887" fo:background-color="transparent"/>
    </style:style>
    <style:style style:name="P39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f8275" officeooo:paragraph-rsid="006f8275" fo:background-color="transparent"/>
    </style:style>
    <style:style style:name="P40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f8275" officeooo:paragraph-rsid="00705907" fo:background-color="transparent"/>
    </style:style>
    <style:style style:name="P41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f8275" officeooo:paragraph-rsid="00764887" fo:background-color="transparent"/>
    </style:style>
    <style:style style:name="P42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705907" officeooo:paragraph-rsid="00705907" fo:background-color="transparent"/>
    </style:style>
    <style:style style:name="P43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705907" officeooo:paragraph-rsid="00764887" fo:background-color="transparent"/>
    </style:style>
    <style:style style:name="P44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6cd553"/>
    </style:style>
    <style:style style:name="P45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764887"/>
    </style:style>
    <style:style style:name="P46" style:family="paragraph" style:parent-style-name="Standard">
      <style:text-properties fo:font-weight="bold" officeooo:rsid="00695bde" officeooo:paragraph-rsid="00695bde" style:font-weight-asian="bold" style:font-weight-complex="bold"/>
    </style:style>
    <style:style style:name="P47" style:family="paragraph" style:parent-style-name="Standard">
      <style:text-properties fo:font-weight="bold" officeooo:rsid="00695bde" officeooo:paragraph-rsid="00764887" style:font-weight-asian="bold" style:font-weight-complex="bold"/>
    </style:style>
    <style:style style:name="P48" style:family="paragraph" style:parent-style-name="Standard">
      <style:text-properties officeooo:paragraph-rsid="0067aa96"/>
    </style:style>
    <style:style style:name="P49" style:family="paragraph" style:parent-style-name="Standard">
      <style:text-properties officeooo:rsid="00695bde" officeooo:paragraph-rsid="00695bde"/>
    </style:style>
    <style:style style:name="P50" style:family="paragraph" style:parent-style-name="Standard">
      <style:text-properties officeooo:paragraph-rsid="00695bde"/>
    </style:style>
    <style:style style:name="P51" style:family="paragraph" style:parent-style-name="Standard">
      <style:text-properties fo:font-weight="normal" officeooo:rsid="006a7847" officeooo:paragraph-rsid="006a7847" style:font-weight-asian="normal" style:font-weight-complex="normal"/>
    </style:style>
    <style:style style:name="P52" style:family="paragraph" style:parent-style-name="Standard">
      <style:text-properties fo:font-weight="normal" officeooo:rsid="006a7847" officeooo:paragraph-rsid="00764887" style:font-weight-asian="normal" style:font-weight-complex="normal"/>
    </style:style>
    <style:style style:name="P53" style:family="paragraph" style:parent-style-name="Standard">
      <style:text-properties officeooo:rsid="006a7847" officeooo:paragraph-rsid="006a7847"/>
    </style:style>
    <style:style style:name="P54" style:family="paragraph" style:parent-style-name="Standard">
      <style:text-properties officeooo:rsid="006a7847" officeooo:paragraph-rsid="00764887"/>
    </style:style>
    <style:style style:name="P55" style:family="paragraph" style:parent-style-name="Standard">
      <style:text-properties officeooo:rsid="0067aa96" officeooo:paragraph-rsid="0067aa96"/>
    </style:style>
    <style:style style:name="P56" style:family="paragraph" style:parent-style-name="Standard">
      <style:text-properties officeooo:rsid="0067aa96" officeooo:paragraph-rsid="00764887"/>
    </style:style>
    <style:style style:name="P57" style:family="paragraph" style:parent-style-name="Standard">
      <style:text-properties officeooo:rsid="006a7847" officeooo:paragraph-rsid="006a7847" fo:background-color="transparent"/>
    </style:style>
    <style:style style:name="P58" style:family="paragraph" style:parent-style-name="Standard">
      <style:text-properties officeooo:rsid="006a7847" officeooo:paragraph-rsid="006c1caa" fo:background-color="transparent"/>
    </style:style>
    <style:style style:name="P59" style:family="paragraph" style:parent-style-name="Standard">
      <style:text-properties officeooo:rsid="006a7847" officeooo:paragraph-rsid="00764887" fo:background-color="transparent"/>
    </style:style>
    <style:style style:name="P60" style:family="paragraph" style:parent-style-name="Standard">
      <style:text-properties officeooo:rsid="006c1caa" officeooo:paragraph-rsid="006c1caa" fo:background-color="transparent"/>
    </style:style>
    <style:style style:name="P61" style:family="paragraph" style:parent-style-name="Standard">
      <style:text-properties officeooo:rsid="006c1caa" officeooo:paragraph-rsid="00764887" fo:background-color="transparent"/>
    </style:style>
    <style:style style:name="P62" style:family="paragraph" style:parent-style-name="Standard">
      <style:text-properties officeooo:rsid="006c1caa" officeooo:paragraph-rsid="006c1caa"/>
    </style:style>
    <style:style style:name="P63" style:family="paragraph" style:parent-style-name="Standard">
      <style:text-properties officeooo:rsid="006c1caa" officeooo:paragraph-rsid="00764887"/>
    </style:style>
    <style:style style:name="P64" style:family="paragraph" style:parent-style-name="Standard">
      <style:text-properties officeooo:paragraph-rsid="006c1caa"/>
    </style:style>
    <style:style style:name="P65" style:family="paragraph" style:parent-style-name="Standard">
      <style:text-properties officeooo:rsid="006cd553" officeooo:paragraph-rsid="006cd553"/>
    </style:style>
    <style:style style:name="P66" style:family="paragraph" style:parent-style-name="Standard">
      <style:text-properties officeooo:rsid="006cd553" officeooo:paragraph-rsid="00764887"/>
    </style:style>
    <style:style style:name="P67" style:family="paragraph" style:parent-style-name="Standard">
      <style:text-properties officeooo:rsid="00719366" officeooo:paragraph-rsid="00719366"/>
    </style:style>
    <style:style style:name="P68" style:family="paragraph" style:parent-style-name="Standard">
      <style:text-properties officeooo:rsid="00719366" officeooo:paragraph-rsid="00695bde"/>
    </style:style>
    <style:style style:name="P69" style:family="paragraph" style:parent-style-name="Standard">
      <style:text-properties officeooo:rsid="00719366" officeooo:paragraph-rsid="00764887"/>
    </style:style>
    <style:style style:name="P70" style:family="paragraph" style:parent-style-name="Standard">
      <style:text-properties officeooo:paragraph-rsid="00764887"/>
    </style:style>
    <style:style style:name="T1" style:family="text">
      <style:text-properties officeooo:rsid="000e49c8"/>
    </style:style>
    <style:style style:name="T2" style:family="text">
      <style:text-properties officeooo:rsid="00117e31"/>
    </style:style>
    <style:style style:name="T3" style:family="text">
      <style:text-properties officeooo:rsid="00126ea7"/>
    </style:style>
    <style:style style:name="T4" style:family="text">
      <style:text-properties officeooo:rsid="001337b5"/>
    </style:style>
    <style:style style:name="T5" style:family="text">
      <style:text-properties officeooo:rsid="0017462a"/>
    </style:style>
    <style:style style:name="T6" style:family="text">
      <style:text-properties officeooo:rsid="0018a49b"/>
    </style:style>
    <style:style style:name="T7" style:family="text">
      <style:text-properties officeooo:rsid="001fc842"/>
    </style:style>
    <style:style style:name="T8" style:family="text">
      <style:text-properties officeooo:rsid="0022268b"/>
    </style:style>
    <style:style style:name="T9" style:family="text">
      <style:text-properties officeooo:rsid="002469f0"/>
    </style:style>
    <style:style style:name="T10" style:family="text">
      <style:text-properties officeooo:rsid="00263b8c"/>
    </style:style>
    <style:style style:name="T11" style:family="text">
      <style:text-properties officeooo:rsid="002a92ae"/>
    </style:style>
    <style:style style:name="T12" style:family="text">
      <style:text-properties officeooo:rsid="002c0e8e"/>
    </style:style>
    <style:style style:name="T13" style:family="text">
      <style:text-properties officeooo:rsid="002f1868"/>
    </style:style>
    <style:style style:name="T14" style:family="text">
      <style:text-properties officeooo:rsid="0035f58d"/>
    </style:style>
    <style:style style:name="T15" style:family="text">
      <style:text-properties officeooo:rsid="003afed1"/>
    </style:style>
    <style:style style:name="T16" style:family="text">
      <style:text-properties officeooo:rsid="00695bde"/>
    </style:style>
    <style:style style:name="T17" style:family="text">
      <style:text-properties officeooo:rsid="0067aa96"/>
    </style:style>
    <style:style style:name="T18" style:family="text">
      <style:text-properties fo:color="#555555"/>
    </style:style>
    <style:style style:name="T19" style:family="text">
      <style:text-properties fo:color="#000000"/>
    </style:style>
    <style:style style:name="T20" style:family="text">
      <style:text-properties fo:color="#000000" officeooo:rsid="006cd553" fo:background-color="transparent" loext:char-shading-value="0"/>
    </style:style>
    <style:style style:name="T21" style:family="text">
      <style:text-properties fo:color="#000000" officeooo:rsid="00705907" fo:background-color="transparent" loext:char-shading-value="0"/>
    </style:style>
    <style:style style:name="T22" style:family="text">
      <style:text-properties officeooo:rsid="006c1caa"/>
    </style:style>
    <style:style style:name="T23" style:family="text">
      <style:text-properties fo:font-weight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6f8275"/>
    </style:style>
    <style:style style:name="T26" style:family="text">
      <style:text-properties officeooo:rsid="00705907"/>
    </style:style>
    <style:style style:name="T27" style:family="text">
      <style:text-properties officeooo:rsid="006cd553"/>
    </style:style>
    <style:style style:name="T28" style:family="text">
      <style:text-properties fo:font-style="italic" officeooo:rsid="00705907" style:font-style-asian="italic" style:font-style-complex="italic"/>
    </style:style>
    <style:style style:name="T29" style:family="text">
      <style:text-properties style:font-style-asian="normal" style:font-style-complex="normal"/>
    </style:style>
    <style:style style:name="T30" style:family="text">
      <style:text-properties officeooo:rsid="00705907" style:font-style-asian="normal" style:font-style-complex="normal"/>
    </style:style>
    <style:style style:name="T31" style:family="text">
      <style:text-properties officeooo:rsid="006cd553" style:font-style-asian="normal" style:font-style-complex="normal"/>
    </style:style>
    <style:style style:name="T32" style:family="text">
      <style:text-properties officeooo:rsid="00730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QA Relase Notes</text:p>
      <text:p text:style-name="P47"/>
      <text:p text:style-name="P52">Api sets</text:p>
      <text:p text:style-name="P52"/>
      <text:p text:style-name="P52">1. customer</text:p>
      <text:p text:style-name="P52">2. rest-auth</text:p>
      <text:p text:style-name="P52">3. invoice</text:p>
      <text:p text:style-name="P56"/>
      <text:p text:style-name="P54">Invoice apis only be available after successfull login</text:p>
      <text:p text:style-name="P56"/>
      <text:p text:style-name="P54">1. For registering new user</text:p>
      <text:p text:style-name="P54"/>
      <text:p text:style-name="P54">API end point: rest-auth/registration</text:p>
      <text:p text:style-name="P54"/>
      <text:p text:style-name="P54">Expected Input: {</text:p>
      <text:p text:style-name="P54"><text:s text:c="2"/>"username": "example",</text:p>
      <text:p text:style-name="P54"><text:s text:c="2"/>"email": "test123@example.com",</text:p>
      <text:p text:style-name="P54"><text:s text:c="2"/>"password1": "example@123",</text:p>
      <text:p text:style-name="P54"><text:s text:c="2"/>"password2": "example@123"</text:p>
      <text:p text:style-name="P54">}</text:p>
      <text:p text:style-name="P54"/>
      <text:p text:style-name="P54">Expected output:</text:p>
      <text:p text:style-name="P59">{</text:p>
      <text:p text:style-name="P27"><text:span text:style-name="T18"><text:tab/></text:span><text:span text:style-name="T19">"key": "21a783c6eb70d6a470f7a1b33365d46fee8ea961"</text:span></text:p>
      <text:p text:style-name="P59">}</text:p>
      <text:p text:style-name="P59"/>
      <text:p text:style-name="P59">2. <text:span text:style-name="T22">owner Login</text:span></text:p>
      <text:p text:style-name="P59"/>
      <text:p text:style-name="P59"><text:span text:style-name="T22">API Endpoint: rest-auth/login/</text:span></text:p>
      <text:p text:style-name="P59"/>
      <text:p text:style-name="P59"><text:span text:style-name="T22">Expected Input:{</text:span></text:p>
      <text:p text:style-name="P59"><text:s text:c="2"/>"username": "example",</text:p>
      <text:p text:style-name="P59"><text:s text:c="2"/>"password": "example@123"</text:p>
      <text:p text:style-name="P59">}</text:p>
      <text:p text:style-name="P59"/>
      <text:p text:style-name="P61">Expected output:</text:p>
      <text:p text:style-name="P61">{</text:p>
      <text:p text:style-name="P29"><text:span text:style-name="T18"><text:tab/></text:span><text:span text:style-name="T19">"key": "21a783c6eb70d6a470f7a1b33365d46fee8ea961"</text:span></text:p>
      <text:p text:style-name="P61">}</text:p>
      <text:p text:style-name="P54"/>
      <text:p text:style-name="P63">Note: Invoice apis will be available now</text:p>
      <text:p text:style-name="P63"/>
      <text:p text:style-name="P63">3. Invoice creation</text:p>
      <text:p text:style-name="P63"/>
      <text:p text:style-name="P63">Endpoint: /invoices</text:p>
      <text:p text:style-name="P70"><text:span text:style-name="T22">method: </text:span><text:span text:style-name="T25">POST</text:span></text:p>
      <text:p text:style-name="P63">Expected Input:</text:p>
      <text:p text:style-name="P63">{</text:p>
      <text:p text:style-name="P63"><text:s text:c="2"/>"client_name": "client1",</text:p>
      <text:p text:style-name="P63"><text:s text:c="2"/>"client_email": "client1@example.com",</text:p>
      <text:p text:style-name="P63"><text:s text:c="2"/>"project_name": "proj1",</text:p>
      <text:p text:style-name="P63"><text:s text:c="2"/>"amount": 1000</text:p>
      <text:p text:style-name="P63">}</text:p>
      <text:p text:style-name="P63"><text:soft-page-break/>Expected Output:</text:p>
      <text:p text:style-name="P66">{</text:p>
      <text:p text:style-name="P38"><text:tab/>"id": "a5e9a0a4-c508-4891-91aa-12c9e181dd45",</text:p>
      <text:p text:style-name="P38"><text:tab/>"client_name": "client1",</text:p>
      <text:p text:style-name="P32"><text:span text:style-name="T19"><text:tab/>"client_email": "</text:span><text:a xlink:type="simple" xlink:href="mailto:client1@example.com" text:style-name="Internet_20_link" text:visited-style-name="Visited_20_Internet_20_Link">client1@example.com</text:a><text:span text:style-name="T19">",</text:span></text:p>
      <text:p text:style-name="P38"><text:tab/>"project_name": "proj1",</text:p>
      <text:p text:style-name="P38"><text:tab/>"amount": <text:span text:style-name="T23">1000</text:span>,</text:p>
      <text:p text:style-name="P38"><text:tab/>"created_at": "2021-07-07T03:49:14.757856Z",</text:p>
      <text:p text:style-name="P35"><text:span text:style-name="T20"><text:tab/>"link": "</text:span><text:a xlink:type="simple" xlink:href="http://localhost:8000/customers/gAAAAABg5SQ6bFjt0PDUiGdikX3LKdF6px-5RuIhwEToHtZ0h_Juv6AVeueIj_ieAtniT30U7kMkN7GfaPGwc7aZPKjHuWVJ9sH8IB0eEMvPZNfM5iKoIhEuvGWKt7UIr0ZRw0Z_WxpK" text:style-name="Internet_20_link" text:visited-style-name="Visited_20_Internet_20_Link">http://localhost:8000/customers/gAAAAABg5SQ6bFjt0PDUiGdikX3LKdF6px-5RuIhwEToHtZ0h_Juv6AVeueIj_ieAtniT30U7kMkN7GfaPGwc7aZPKjHuWVJ9sH8IB0eEMvPZNfM5iKoIhEuvGWKt7UIr0ZRw0Z_WxpK</text:a><text:span text:style-name="T20">",</text:span></text:p>
      <text:p text:style-name="P35"><text:span text:style-name="T20"><text:tab/>“</text:span><text:span text:style-name="T21">status”: True</text:span></text:p>
      <text:p text:style-name="P45"><text:span text:style-name="T24">}</text:span></text:p>
      <text:p text:style-name="P38"/>
      <text:p text:style-name="P41">4. Listing all Invoices</text:p>
      <text:p text:style-name="P41"/>
      <text:p text:style-name="P41">Endpoint: /invoices</text:p>
      <text:p text:style-name="P41">Method: POST</text:p>
      <text:p text:style-name="P43">Expected output:</text:p>
      <text:p text:style-name="P43"/>
      <text:p text:style-name="P43">[<text:span text:style-name="T27">{</text:span></text:p>
      <text:p text:style-name="P38"><text:tab/>"id": "a5e9a0a4-c508-4891-91aa-12c9e181dd45",</text:p>
      <text:p text:style-name="P38"><text:tab/>"client_name": "client1",</text:p>
      <text:p text:style-name="P32"><text:span text:style-name="T19"><text:tab/>"client_email": "</text:span><text:a xlink:type="simple" xlink:href="mailto:client1@example.com" text:style-name="Internet_20_link" text:visited-style-name="Visited_20_Internet_20_Link">client1@example.com</text:a><text:span text:style-name="T19">",</text:span></text:p>
      <text:p text:style-name="P38"><text:tab/>"project_name": "proj1",</text:p>
      <text:p text:style-name="P38"><text:tab/>"amount": <text:span text:style-name="T23">1000</text:span>,</text:p>
      <text:p text:style-name="P38"><text:tab/>"created_at": "2021-07-07T03:49:14.757856Z",</text:p>
      <text:p text:style-name="P35"><text:span text:style-name="T20"><text:tab/>"link": "</text:span><text:a xlink:type="simple" xlink:href="http://localhost:8000/customers/gAAAAABg5SQ6bFjt0PDUiGdikX3LKdF6px-5RuIhwEToHtZ0h_Juv6AVeueIj_ieAtniT30U7kMkN7GfaPGwc7aZPKjHuWVJ9sH8IB0eEMvPZNfM5iKoIhEuvGWKt7UIr0ZRw0Z_WxpK" text:style-name="Internet_20_link" text:visited-style-name="Visited_20_Internet_20_Link">http://localhost:8000/customers/gAAAAABg5SQ6bFjt0PDUiGdikX3LKdF6px-5RuIhwEToHtZ0h_Juv6AVeueIj_ieAtniT30U7kMkN7GfaPGwc7aZPKjHuWVJ9sH8IB0eEMvPZNfM5iKoIhEuvGWKt7UIr0ZRw0Z_WxpK</text:a><text:span text:style-name="T20">",</text:span></text:p>
      <text:p text:style-name="P35"><text:span text:style-name="T20"><text:tab/>“</text:span><text:span text:style-name="T21">status”: True</text:span></text:p>
      <text:p text:style-name="P38">}<text:span text:style-name="T26">]</text:span></text:p>
      <text:p text:style-name="P38"/>
      <text:p text:style-name="P43">5. customer payment</text:p>
      <text:p text:style-name="P43"/>
      <text:p text:style-name="P41">Endpoint: <text:span text:style-name="T28">customers</text:span><text:span text:style-name="T30">{invoice_ref}</text:span></text:p>
      <text:p text:style-name="P43"><text:span text:style-name="T29">method: POST</text:span></text:p>
      <text:p text:style-name="P43"><text:span text:style-name="T29">Expected_input: invoice_ref = <text:s/></text:span><text:a xlink:type="simple" xlink:href="http://localhost:8000/customers/gAAAAABg5SQ6bFjt0PDUiGdikX3LKdF6px-" text:style-name="Internet_20_link" text:visited-style-name="Visited_20_Internet_20_Link"><text:span text:style-name="T31">gAAAAABg5SQ6bFjt0PDUiGdikX3LKdF6px-</text:span></text:a><text:a xlink:type="simple" xlink:href="http://localhost:8000/customers/gAAAAABg5SQ6bFjt0PDUiGdikX3LKdF6px-5RuIhwEToHtZ0h_Juv6AVeueIj_ieAtniT30U7kMkN7GfaPGwc7aZPKjHuWVJ9sH8IB0eEMvPZNfM5iKoIhEuvGWKt7UIr0ZRw0Z_WxpK" text:style-name="Internet_20_link" text:visited-style-name="Visited_20_Internet_20_Link"><text:span text:style-name="T31">5RuIhwEToHtZ0h_Juv6AVeueIj_ieAtniT30U7kMkN7GfaPGwc7aZPKjHuWVJ9sH8IB0eEMvPZNfM5iKoIhEuvGWKt7UIr0ZRw0Z_WxpK</text:span></text:a></text:p>
      <text:p text:style-name="P43"><text:span text:style-name="T31"/></text:p>
      <text:p text:style-name="P43"><text:span text:style-name="T31">E</text:span><text:span text:style-name="T29">xpected_output: </text:span></text:p>
      <text:p text:style-name="P43"><text:span text:style-name="T29"/></text:p>
      <text:p text:style-name="P43"><text:span text:style-name="T27">{</text:span></text:p>
      <text:p text:style-name="P38"><text:tab/>"id": "a5e9a0a4-c508-4891-91aa-12c9e181dd45",</text:p>
      <text:p text:style-name="P38"><text:tab/>"client_name": "client1",</text:p>
      <text:p text:style-name="P32"><text:span text:style-name="T19"><text:tab/>"client_email": "</text:span><text:a xlink:type="simple" xlink:href="mailto:client1@example.com" text:style-name="Internet_20_link" text:visited-style-name="Visited_20_Internet_20_Link">client1@example.com</text:a><text:span text:style-name="T19">",</text:span></text:p>
      <text:p text:style-name="P38"><text:tab/>"project_name": "proj1",</text:p>
      <text:p text:style-name="P38"><text:tab/>"amount": <text:span text:style-name="T23">1000</text:span>,</text:p>
      <text:p text:style-name="P38"><text:tab/>"created_at": "2021-07-07T03:49:14.757856Z",</text:p>
      <text:p text:style-name="P35"><text:span text:style-name="T20"><text:tab/>"link": "</text:span><text:a xlink:type="simple" xlink:href="http://localhost:8000/customers/gAAAAABg5SQ6bFjt0PDUiGdikX3LKdF6px-5RuIhwEToHtZ0h_Juv6AVeueIj_ieAtniT30U7kMkN7GfaPGwc7aZPKjHuWVJ9sH8IB0eEMvPZNfM5iKoIhEuvGWKt7UIr0ZRw0Z_WxpK" text:style-name="Internet_20_link" text:visited-style-name="Visited_20_Internet_20_Link">http://localhost:8000/customers/gAAAAABg5SQ6bFjt0PDUiGdikX3LKdF6px-5RuIhwEToHtZ0h_Juv6AVeueIj_ieAtniT30U7kMkN7GfaPGwc7aZPKjHuWVJ9sH8IB0eEMvPZNfM5iKoIhEuvGWKt7UIr0ZRw0Z_WxpK</text:a><text:span text:style-name="T20">",</text:span></text:p>
      <text:p text:style-name="P35"><text:span text:style-name="T20"><text:tab/>“</text:span><text:span text:style-name="T21">status”: True</text:span></text:p>
      <text:p text:style-name="P38">}</text:p>
      <text:p text:style-name="P56"/>
      <text:p text:style-name="P69">Know issues:</text:p>
      <text:p text:style-name="P69"/>
      <text:p text:style-name="P69">unable to implement split api integration and Angular front <text:span text:style-name="T32">end </text:span>for this app due to time contraints.</text:p>
      <text:p text:style-name="P69"/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0:37:33.302104232</meta:creation-date>
    <dc:date>2021-07-07T09:31:45.491339679</dc:date>
    <meta:editing-duration>PT8H4M21S</meta:editing-duration>
    <meta:editing-cycles>49</meta:editing-cycles>
    <meta:generator>LibreOffice/6.4.7.2$Linux_X86_64 LibreOffice_project/40$Build-2</meta:generator>
    <meta:document-statistic meta:table-count="0" meta:image-count="0" meta:object-count="0" meta:page-count="2" meta:paragraph-count="81" meta:word-count="188" meta:character-count="2415" meta:non-whitespace-character-count="2260"/>
  </office:meta>
</office:document-meta>
</file>